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21483608" text:style-name="WWNum1">
        <text:list-item>
          <text:p text:style-name="P2">Token in a local storage vs httpOnly cookie - security issue, </text:p>
        </text:list-item>
        <text:list-item>
          <text:p text:style-name="P1">Homepage / dashboard implementation</text:p>
        </text:list-item>
        <text:list-item>
          <text:p text:style-name="P1">Unit tests, integrational tests</text:p>
        </text:list-item>
        <text:list-item>
          <text:p text:style-name="P1">User info page</text:p>
        </text:list-item>
        <text:list-item>
          <text:p text:style-name="P1">Implement store for users data</text:p>
        </text:list-item>
        <text:list-item>
          <text:p text:style-name="P1">Export data</text:p>
        </text:list-item>
        <text:list-item>
          <text:p text:style-name="P1">Adjust for smartphone</text:p>
        </text:list-item>
        <text:list-item>
          <text:p text:style-name="P1">Implement Audit Trai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3929in" fo:margin-bottom="0.3929in" fo:margin-left="0.3929in" fo:margin-right="0.3929in" fo:background-color="#ffffff" style:writing-mode="lr-tb" style:layout-grid-color="#c0c0c0" style:layout-grid-lines="190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43" meta:character-count="241" meta:non-whitespace-character-count="213"/>
    <meta:generator>LibreOfficeDev/6.0.5.2$Linux_X86_64 LibreOffice_project/</meta:generator>
  </office:meta>
</office:document-meta>
</file>